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text-properties fo:font-size="10pt" style:font-size-asian="10pt" style:font-size-complex="10pt"/>
    </style:style>
    <style:style style:name="P3" style:family="paragraph" style:parent-style-name="Text_20_body" style:list-style-name="L1"/>
    <style:style style:name="P4" style:family="paragraph" style:parent-style-name="Text_20_body">
      <style:text-properties fo:font-size="12pt" fo:font-style="italic" style:font-size-asian="12pt" style:font-style-asian="italic" style:font-size-complex="12pt" style:font-style-complex="italic"/>
    </style:style>
    <style:style style:name="T1"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ouchinet Denis, Lupinski Nicolas, Serrier Fabien</text:p>
      <text:h text:style-name="P1" text:outline-level="1">Rapport TER</text:h>
      <text:h text:style-name="Heading_20_2" text:outline-level="2">Introduction :</text:h>
      <text:p text:style-name="Text_20_body">L'objectif de notre TER est de reconnaitre l'expression des émotions sur les visages par ordinateur.</text:p>
      <text:p text:style-name="Text_20_body">On se servira de différents outils informatiques et on se basera sur les travaux de Paul Ekman</text:p>
      <text:h text:style-name="Heading_20_2" text:outline-level="2">Moyens : </text:h>
      <text:p text:style-name="Text_20_body">Le principe est d'extraire les informations nécessaires des images de notre corpus afin de pouvoir les comparer afin de les fournis à un programme de décision qui aura été “étalonné” au préalable.</text:p>
      <text:p text:style-name="Text_20_body">Pour celà, on utilise des librairies de traitement d'images (OPENCV) ainsi que le système intégré à OPENCV de Haartraining/Haarcascades, qui est un système d'apprentissage de reconnaissance de formes. </text:p>
      <text:p text:style-name="Text_20_body">Le Haartraining consiste à donner un corpus séparer selon un critère que l'on veut repérer (ex : un dossier avec des personnes souriantes et un autre avec des personnes non souriantes) et constitue à partir de ce corpus un fichier xml qui est réutilisable pour la détection de sourire. Son fonctionnement est très complexe, nous ne pouvons le détailler.</text:p>
      <text:p text:style-name="Text_20_body">Nous utilisons donc des fichiers xml fournis avec OPENCV crée à partir de corpus pré-existant. Prochainement, nous espérons pouvoir nous servir de cette méthode afin de créer ces fichiers xml sur des zones précises du visage (yeux, nez, bouche) afin d'essayer de repérer les émotions.</text:p>
      <text:h text:style-name="Heading_20_2" text:outline-level="2">Ce que nous avons :</text:h>
      <text:p text:style-name="Text_20_body">Dans l'idée, nous aimerions extraire les zones (yeux, nez, bouche) précisément sur un corpus afin de pouvoir les comparer (et éventuellement créer notre corpus).</text:p>
      <text:p text:style-name="Text_20_body">Pour l'instant la détection de visages marche plutôt correctement (on aperçoit encore quelques erreurs) mais l'extraction des zones qui nous intéressent n'est pas fine. On travaille en ce moment sur la précision de cette détection. En effet, les zones sont bien repérées par les Haarcascades déjà fournies mais celui-ci n'est pas précis. Il faut donc sélectionner les informations :</text:p>
      <text:list xml:id="list724468971" text:style-name="L1">
        <text:list-item>
          <text:list>
            <text:list-item>
              <text:p text:style-name="P3">On détecte 6 yeux sur un visage, lesquels sont les plus interessants (échelle, position,...) pour normaliser notre corpus.</text:p>
            </text:list-item>
          </text:list>
        </text:list-item>
      </text:list>
      <text:h text:style-name="Heading_20_2" text:outline-level="2">Conclusion : </text:h>
      <text:p text:style-name="Text_20_body">La détection du visage marche correctement, mais l'extraction des zones “intéressantes” ne répond pas encore à nos attentes et besoins pour ce projet. On envisage de l'améliorer rapidement afin de pouvoir commencer à générer notre corpus de “base” afin de créer nos fichier xml sur <text:s/>les différents critères qui nous servent pour la reconnaissance des émotions.</text:p>
      <text:h text:style-name="Heading_20_3" text:outline-level="3">Biblio :</text:h>
      <text:p text:style-name="Text_20_body"><text:a xlink:type="simple" xlink:href="http://opencv.willowgarage.com/wiki/FaceDetection"><text:span text:style-name="T1">http://opencv.willowgarage.com/wiki/FaceDetection</text:span></text:a></text:p>
      <text:p text:style-name="Text_20_body"><text:a xlink:type="simple" xlink:href="http://en.wikipedia.org/wiki/Face_detection"><text:span text:style-name="T1">http://en.wikipedia.org/wiki/Face_detection</text:span></text:a></text:p>
      <text:p text:style-name="P2"><text:a xlink:type="simple" xlink:href="http://en.wikipedia.org/wiki/Facial_Action_Coding_System">http://en.wikipedia.org/wiki/Facial_Action_Coding_System</text:a></text:p>
      <text:p text:style-name="Text_20_body"><text:a xlink:type="simple" xlink:href="http://www-2.cs.cmu.edu/afs/cs/project/face/www/facs.htm"><text:span text:style-name="T1">http://www-2.cs.cmu.edu/afs/cs/project/face/www/facs.ht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2-09T14:57:21</meta:creation-date>
    <meta:generator>OpenOffice.org/3.1$Unix OpenOffice.org_project/310m19$Build-9420</meta:generator>
    <dc:date>2011-02-09T15:37:08</dc:date>
    <meta:editing-duration>PT00H39M49S</meta:editing-duration>
    <meta:editing-cycles>12</meta:editing-cycles>
    <meta:document-statistic meta:table-count="0" meta:image-count="0" meta:object-count="0" meta:page-count="1" meta:paragraph-count="21" meta:word-count="382" meta:character-count="2581"/>
  </office:meta>
</office:document-meta>
</file>